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5:00:50.782582648</dc:date>
    <meta:editing-duration>PT2M21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397147890634781">
                <text:p>-0.397147890634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0941083133185143">
                <text:p>-0.0941083133185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0314107590781283">
                <text:p>-0.03141075907812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0314107590781283">
                <text:p>0.03141075907812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0627905195293135">
                <text:p>0.0627905195293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0941083133185144">
                <text:p>0.0941083133185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940880768954226">
                <text:p>0.9408807689542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940880768954226">
                <text:p>0.9408807689542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707106781186548">
                <text:p>0.707106781186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